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8.498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8.498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8.498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0.002cm solid #000000" fo:border-top="none" fo:border-bottom="0.002cm solid #000000"/>
    </style:style>
    <style:style style:name="P1" style:family="paragraph" style:parent-style-name="Contents_20_3">
      <style:paragraph-properties>
        <style:tab-stops>
          <style:tab-stop style:position="16cm" style:type="right" style:leader-style="dotted" style:leader-text="."/>
        </style:tab-stops>
      </style:paragraph-properties>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Caméléon (Fade P 68)<text:tab/>1</text:p>
          <text:p text:style-name="P1">Forme alternative<text:tab/>2</text:p>
        </text:index-body>
      </text:table-of-content>
      <text:p text:style-name="Text_20_body"/>
      <text:p text:style-name="Text_20_body"/>
      <text:p text:style-name="Text_20_body"/>
      <table:table table:name="Tableau2" table:style-name="Tableau2">
        <table:table-column table:style-name="Tableau2.A"/>
        <table:table-column table:style-name="Tableau2.B"/>
        <table:table-row>
          <table:table-cell table:style-name="Tableau2.A1" office:value-type="string">
            <text:p text:style-name="Table_20_Contents">Fade </text:p>
          </table:table-cell>
          <table:table-cell table:style-name="Tableau2.B1" office:value-type="string">
            <text:p text:style-name="Table_20_Contents">P 68</text:p>
          </table:table-cell>
        </table:table-row>
        <table:table-row>
          <table:table-cell table:style-name="Tableau2.A2" office:value-type="string">
            <text:p text:style-name="Table_20_Contents">Fetch</text:p>
          </table:table-cell>
          <table:table-cell table:style-name="Tableau2.B2" office:value-type="string">
            <text:p text:style-name="Table_20_Contents">P 69</text:p>
          </table:table-cell>
        </table:table-row>
        <table:table-row>
          <table:table-cell table:style-name="Tableau2.A2" office:value-type="string">
            <text:p text:style-name="Table_20_Contents">Ghost</text:p>
          </table:table-cell>
          <table:table-cell table:style-name="Tableau2.B2" office:value-type="string">
            <text:p text:style-name="Table_20_Contents">P 70</text:p>
          </table:table-cell>
        </table:table-row>
        <table:table-row>
          <table:table-cell table:style-name="Tableau2.A2" office:value-type="string">
            <text:p text:style-name="Table_20_Contents">Go First</text:p>
          </table:table-cell>
          <table:table-cell table:style-name="Tableau2.B2" office:value-type="string">
            <text:p text:style-name="Table_20_Contents">P 71</text:p>
          </table:table-cell>
        </table:table-row>
        <table:table-row>
          <table:table-cell table:style-name="Tableau2.A2" office:value-type="string">
            <text:p text:style-name="Table_20_Contents">Healing</text:p>
          </table:table-cell>
          <table:table-cell table:style-name="Tableau2.B2" office:value-type="string">
            <text:p text:style-name="Table_20_Contents">P 74 </text:p>
          </table:table-cell>
        </table:table-row>
        <table:table-row>
          <table:table-cell table:style-name="Tableau2.A2" office:value-type="string">
            <text:p text:style-name="Table_20_Contents">Insubstantiality</text:p>
          </table:table-cell>
          <table:table-cell table:style-name="Tableau2.B2" office:value-type="string">
            <text:p text:style-name="Table_20_Contents">P 77 </text:p>
          </table:table-cell>
        </table:table-row>
        <table:table-row>
          <table:table-cell table:style-name="Tableau2.A2" office:value-type="string">
            <text:p text:style-name="Table_20_Contents">Rapport</text:p>
          </table:table-cell>
          <table:table-cell table:style-name="Tableau2.B2" office:value-type="string">
            <text:p text:style-name="Table_20_Contents">P 82</text:p>
          </table:table-cell>
        </table:table-row>
        <table:table-row>
          <table:table-cell table:style-name="Tableau2.A2" office:value-type="string">
            <text:p text:style-name="Table_20_Contents">Side Step</text:p>
          </table:table-cell>
          <table:table-cell table:style-name="Tableau2.B2" office:value-type="string">
            <text:p text:style-name="Table_20_Contents">P 83</text:p>
          </table:table-cell>
        </table:table-row>
        <table:table-row>
          <table:table-cell table:style-name="Tableau2.A2" office:value-type="string">
            <text:p text:style-name="Table_20_Contents">Stun</text:p>
          </table:table-cell>
          <table:table-cell table:style-name="Tableau2.B2" office:value-type="string">
            <text:p text:style-name="Table_20_Contents">P 84</text:p>
          </table:table-cell>
        </table:table-row>
        <table:table-row>
          <table:table-cell table:style-name="Tableau2.A2" office:value-type="string">
            <text:p text:style-name="Table_20_Contents">Telekinesis</text:p>
          </table:table-cell>
          <table:table-cell table:style-name="Tableau2.B2" office:value-type="string">
            <text:p text:style-name="Table_20_Contents">P 85</text:p>
          </table:table-cell>
        </table:table-row>
      </table:table>
      <text:p text:style-name="Standard"/>
      <text:h text:style-name="Heading_20_3" text:outline-level="3">Collecteur (Fetch P 69)</text:h>
      <text:p text:style-name="Standard">&gt;Qualities&lt; (comment traduire ce concept du jeu ?)</text:p>
      <text:p text:style-name="Standard">Attaque, &gt;Robust&lt;, Utile en dehors des combats</text:p>
      <text:p text:style-name="Standard"/>
      <text:p text:style-name="Standard">Table des coûts; ne peut pas défendre</text:p>
      <table:table table:name="Tableau4" table:style-name="Tableau4">
        <table:table-column table:style-name="Tableau4.A"/>
        <table:table-column table:style-name="Tableau4.B"/>
        <table:table-row>
          <table:table-cell table:style-name="Tableau4.A1" office:value-type="string">
            <text:p text:style-name="Table_20_Contents">Type de dés</text:p>
          </table:table-cell>
          <table:table-cell table:style-name="Tableau4.B1" office:value-type="string">
            <text:p text:style-name="Table_20_Contents">Coût d'achat</text:p>
          </table:table-cell>
        </table:table-row>
        <table:table-row>
          <table:table-cell table:style-name="Tableau4.A2" office:value-type="string">
            <text:p text:style-name="Table_20_Contents">Chaque dés</text:p>
          </table:table-cell>
          <table:table-cell table:style-name="Tableau4.B2" office:value-type="float" office:value="4">
            <text:p text:style-name="Table_20_Contents">4</text:p>
          </table:table-cell>
        </table:table-row>
        <table:table-row>
          <table:table-cell table:style-name="Tableau4.A2" office:value-type="string">
            <text:p text:style-name="Table_20_Contents">Chaque dés "dur" (comment traduire ?)</text:p>
          </table:table-cell>
          <table:table-cell table:style-name="Tableau4.B2" office:value-type="float" office:value="8">
            <text:p text:style-name="Table_20_Contents">8</text:p>
          </table:table-cell>
        </table:table-row>
        <table:table-row>
          <table:table-cell table:style-name="Tableau4.A2" office:value-type="string">
            <text:p text:style-name="Table_20_Contents">Chaque dés "souple" (comment traduire ?)</text:p>
          </table:table-cell>
          <table:table-cell table:style-name="Tableau4.B2" office:value-type="float" office:value="16">
            <text:p text:style-name="Table_20_Contents">16</text:p>
          </table:table-cell>
        </table:table-row>
      </table:table>
      <text:p text:style-name="Standard"/>
      <text:p text:style-name="Standard">Vous pouvez téléportez les objets. Concentrez vous pendant un &gt;round&lt;, réussissez votre jet, et pouf ! N'importe quel objet nettement présent dans votre ligne de vue apparait subitement dans vos mains. Ce pouvoir fonctionne de la même façon que &gt;Teleportation&lt;, mais est bien plus limité dans ses applications. Vous ne pouvez pas téléporter les tissus vivants, et vous ne pouvez téléportez que vers vos mains, jamais dans la direction contraire. Vous ne pouvez pas non plus choisir de ne téléporter qu'une portion de l'objet (par exemple vous ne pouvez pas Collecter la détente d'un pistolet, mais seulement le pistolet entier) mais uniquement l'objet complet. Il vous est nécessaire de pouvoir voir très clairement l'objet à collecter, et de vous concentrer pendant un &gt;round&lt;; en cas de succès du jet de pouvoir, l'objet arrive dans vos mains, en parcourant la distance qui vous en sépare de façon instantanée.</text:p>
      <text:p text:style-name="Standard"><text:s/>Vous pouvez Collecter tout ce que vous pourriez soulever si votre pouvoir de Collecteur était votre &gt;Body rating&lt;</text:p>
      <text:p text:style-name="Standard"/>
      <text:h text:style-name="Heading_20_3" text:outline-level="3"><text:soft-page-break/>Caméléon (Fade P 68)</text:h>
      <text:p text:style-name="Standard">&gt;Qualities&lt; (comment traduire ce concept du jeu ?)</text:p>
      <text:p text:style-name="Standard">&gt;Robust&lt;, Utile en dehors des combats</text:p>
      <text:p text:style-name="Standard"/>
      <text:p text:style-name="Standard">Table des coûts; ne peut pas défendre</text:p>
      <table:table table:name="Tableau3" table:style-name="Tableau3">
        <table:table-column table:style-name="Tableau3.A"/>
        <table:table-column table:style-name="Tableau3.B"/>
        <table:table-row>
          <table:table-cell table:style-name="Tableau3.A1" office:value-type="string">
            <text:p text:style-name="Table_20_Contents">Type de dés</text:p>
          </table:table-cell>
          <table:table-cell table:style-name="Tableau3.B1" office:value-type="string">
            <text:p text:style-name="Table_20_Contents">Coût d'achat</text:p>
          </table:table-cell>
        </table:table-row>
        <table:table-row>
          <table:table-cell table:style-name="Tableau3.A2" office:value-type="string">
            <text:p text:style-name="Table_20_Contents">Chaque dés</text:p>
          </table:table-cell>
          <table:table-cell table:style-name="Tableau3.B2" office:value-type="float" office:value="3">
            <text:p text:style-name="Table_20_Contents">3</text:p>
          </table:table-cell>
        </table:table-row>
        <table:table-row>
          <table:table-cell table:style-name="Tableau3.A2" office:value-type="string">
            <text:p text:style-name="Table_20_Contents">Chaque dés "dur" (comment traduire ?)</text:p>
          </table:table-cell>
          <table:table-cell table:style-name="Tableau3.B2" office:value-type="float" office:value="6">
            <text:p text:style-name="Table_20_Contents">6</text:p>
          </table:table-cell>
        </table:table-row>
        <table:table-row>
          <table:table-cell table:style-name="Tableau3.A2" office:value-type="string">
            <text:p text:style-name="Table_20_Contents">Chaque dés "souple" (comment traduire ?)</text:p>
          </table:table-cell>
          <table:table-cell table:style-name="Tableau3.B2" office:value-type="float" office:value="12">
            <text:p text:style-name="Table_20_Contents">12</text:p>
          </table:table-cell>
        </table:table-row>
      </table:table>
      <text:p text:style-name="Standard"/>
      <text:p text:style-name="Standard"><text:s/>Vous pouvez vous adapter à votre environnement au point que, si vous vous tenez immobile ou que vous vous déplacez lentement, vous passerez parfaitement inaperçu. A longue distance, dans la pénombre, ou par temps de brouillard, vous avez même l'espoir d'être parfaitement invisible.</text:p>
      <text:p text:style-name="Standard"><text:s/>Concentrez vous pendant un &gt;round&lt;, faites votre jet, obtenez un succès (&gt;match&lt;) et vous ainsi que vos vêtements et votre équipement vous fondez dans le paysage.</text:p>
      <text:p text:style-name="Standard"><text:s/>Lors que vous utilisez votre pouvoir de Caméléon, notez votre niveau de succès; vous pourriez en avoir besoin plus tard. Celui ci indique en effet le degré de difficulté à percer votre camouflage. Lorsque vous tenterez vous cacher ou de vous déplacer discrètement (&gt;sneak&lt; past people), vous effectuerez votre jet de coordination+discrétion (&gt;sneak&lt;) habituel; pour vous repérer il sera nécessaire de surpasser une difficulté égale à votre &gt;talent level ? C'est quoi ça ?&lt; sur le jet correspondant. Même si vous vous trouvez complètement à découvert, chaque tentative de vous repérer est de difficulté égale à votre &gt;talent level ? C'est quoi ça ?&lt; </text:p>
      <text:p text:style-name="Standard"><text:s/>Une fois que vous êtes repéré en revanche, le pouvoir de Caméléon ne vous permet pas de &gt;roll goble dice&lt; pour vous défendre. Vous demeurez visible – vous l'êtes juste un peu moins. Si quelqu'un vous repère, il peut vous attaquer sans malus. Dans le cas où vous parviendriez à échapper à son champs de vision, le fait que ce pouvoir soit actif vous donnerait une nouvelle occasion d'échapper à la perception de cet adversaire.</text:p>
      <text:p text:style-name="Standard"><text:s/>Le pouvoir Cameleon reste actif jusqu'à ce que vous vous endormiez, décidiez de le désactiver, ou jusqu'à ce que vous soyez obligé d'y renoncer du fait de dégâts reçus ou d'un &gt;another Talent's Will ? <text:s/>Encore un concept de jeu qu'il faut décider comment traduire&lt;</text:p>
      <text:p text:style-name="Standard"/>
      <text:p text:style-name="Standard"/>
      <text:p text:style-name="Standard"/>
      <text:p text:style-name="Standard">----------------------------------------------------------------------</text:p>
      <text:h text:style-name="Heading_20_3" text:outline-level="3">Forme alternative</text:h>
      <text:p text:style-name="Standard">"Qualities" (comment traduire ce concept du jeu ?)</text:p>
      <text:p text:style-name="Standard">Attaque, Defend, "Robust" (comment traduire ?), Utile en dehors des combats</text:p>
      <text:p text:style-name="Standard">Table des coûts</text:p>
      <table:table table:name="Tableau1" table:style-name="Tableau1">
        <table:table-column table:style-name="Tableau1.A"/>
        <table:table-column table:style-name="Tableau1.B"/>
        <table:table-row>
          <table:table-cell table:style-name="Tableau1.A1" office:value-type="string">
            <text:p text:style-name="Table_20_Contents">Type de dés</text:p>
          </table:table-cell>
          <table:table-cell table:style-name="Tableau1.B1" office:value-type="string">
            <text:p text:style-name="Table_20_Contents">Coût d'achat</text:p>
          </table:table-cell>
        </table:table-row>
        <table:table-row>
          <table:table-cell table:style-name="Tableau1.A2" office:value-type="string">
            <text:p text:style-name="Table_20_Contents">Chaque dés</text:p>
          </table:table-cell>
          <table:table-cell table:style-name="Tableau1.B2" office:value-type="float" office:value="5">
            <text:p text:style-name="Table_20_Contents">5</text:p>
          </table:table-cell>
        </table:table-row>
        <table:table-row>
          <table:table-cell table:style-name="Tableau1.A2" office:value-type="string">
            <text:p text:style-name="Table_20_Contents">Chaque dés "dur" (comment traduire ?)</text:p>
          </table:table-cell>
          <table:table-cell table:style-name="Tableau1.B2" office:value-type="float" office:value="10">
            <text:p text:style-name="Table_20_Contents">10</text:p>
          </table:table-cell>
        </table:table-row>
        <table:table-row>
          <table:table-cell table:style-name="Tableau1.A2" office:value-type="string">
            <text:p text:style-name="Table_20_Contents">Chaque dés "souple" (comment traduire ?)</text:p>
          </table:table-cell>
          <table:table-cell table:style-name="Tableau1.B2" office:value-type="float" office:value="20">
            <text:p text:style-name="Table_20_Contents">20</text:p>
          </table:table-cell>
        </table:table-row>
      </table:table>
      <text:p text:style-name="Standard"/>
      <text:p text:style-name="Standard">En complément de votre corps humain, vous pouvez vous activer ce pouvoir pour modeler votre corps physique en une unique forme alternative. Il vous revient de décider ce que sera cette forme, la seule limite est votre imagination : un corps de pierre, un animal, un dragon en papier ... A la différence du pouvoir Transformation, le pouvoir de forme Alternative vous offre une <text:s/>option <text:s/><text:soft-page-break/>remarquable(Wholy convincing ?) et unique.</text:p>
      <text:p text:style-name="Standard">Le choix de la Forme alternative doit se faire lors de la création de votre personnage. Les caractéristiques assimilables à des pouvoirs obtenu lors du passage à la seconde forme (Par exemple le fait de voler) doivent être aquises au coût habituel des pouvoirs, en utilisant la particularité "Attaché" et donc en appliquant la réduction correspondante.</text:p>
      <text:p text:style-name="Standard"><text:s/>Pour assumer votre Forme Alternative, un simple succcès de votre "dice pool" poule de dés suffit. Vous pouvez ensuite conserver votre Form Alternative aussi longtemps que vous le souhaitez, jusqu'à ce que vous vous endormiez ou perdiez conscience, ou jusqu'a ce que les dégats subits par al forme alternative vous contraignent à l'abandonner.</text:p>
      <text:p text:style-name="Standard"><text:s/>Les attaques à l'encontres de la Forme Alternative n'endommagent qu'elle, et laissent le corps habituel intact. La forme Alternative doit être soignée séparémment, en assumant cette forme jusqu'à ce que le processus habituel de guérison lui permette de se remettre des blessures subies. A défaut, la prochaine <text:s/>foisque vous effecturez votre transformation, vous la retrouveriez dans l'état ou vous l'avez laissé, avec les blessures éventuelles associées. Si votre forme alternative est tuée, vous retrouverez automatiquement votre forme habituelle. Dépense 30 point de volonté (Will points) sera alors nécessaire pour pouvoir vous transformer à nouveau.</text:p>
      <text:p text:style-name="Standard"><text:s/>Une fois que la forme alternative a été choisie, elle ne peut plus être modifée, excepté en application des règles de progression habituelles des pouvoirs des personnages.</text:p>
      <text:p text:style-name="Standard">[.. le texte continue, puis suivent des exemples P58 et 59 du pdf fourni par Lé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22M49S</meta:editing-duration>
    <meta:editing-cycles>20</meta:editing-cycles>
    <meta:generator>OpenOffice.org/3.3$Win32 OpenOffice.org_project/330m20$Build-9567</meta:generator>
    <dc:date>2015-06-01T12:26:40</dc:date>
    <meta:document-statistic meta:table-count="4" meta:image-count="0" meta:object-count="0" meta:page-count="3" meta:paragraph-count="73" meta:word-count="960" meta:character-count="5893"/>
    <meta:user-defined meta:name="Info 1"/>
    <meta:user-defined meta:name="Info 2"/>
    <meta:user-defined meta:name="Info 3"/>
    <meta:user-defined meta:name="Info 4"/>
  </office:meta>
</office:document-meta>
</file>